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29" style:family="table">
      <style:table-properties style:width="169.97mm" fo:margin-left="0mm" fo:margin-right="0.04mm" table:align="margins"/>
    </style:style>
    <style:style style:name="Table129.A" style:family="table-column">
      <style:table-column-properties style:column-width="91.65mm" style:rel-column-width="35338*"/>
    </style:style>
    <style:style style:name="Table129.B" style:family="table-column">
      <style:table-column-properties style:column-width="78.32mm" style:rel-column-width="30197*"/>
    </style:style>
    <style:style style:name="Table129.A1" style:family="table-cell">
      <style:table-cell-properties fo:padding="0.97mm" fo:border-left="none" fo:border-right="none" fo:border-top="1pt solid #000000" fo:border-bottom="1pt solid #000000"/>
    </style:style>
    <style:style style:name="Table129.A2" style:family="table-cell">
      <style:table-cell-properties fo:padding="0.97mm" fo:border="none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46.27mm"/>
    </style:style>
    <style:style style:name="Table1.C" style:family="table-column">
      <style:table-column-properties style:column-width="32.72mm"/>
    </style:style>
    <style:style style:name="Table1.D" style:family="table-column">
      <style:table-column-properties style:column-width="42.92mm"/>
    </style:style>
    <style:style style:name="Table1.E" style:family="table-column">
      <style:table-column-properties style:column-width="26.26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1pt solid #000000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148.17mm"/>
    </style:style>
    <style:style style:name="Table2.A1" style:family="table-cell">
      <style:table-cell-properties fo:padding="0.97mm" fo:border="none"/>
    </style:style>
    <style:style style:name="Table152" style:family="table">
      <style:table-properties style:width="169.92mm" table:align="left"/>
    </style:style>
    <style:style style:name="Table152.A" style:family="table-column">
      <style:table-column-properties style:column-width="21.75mm"/>
    </style:style>
    <style:style style:name="Table152.B" style:family="table-column">
      <style:table-column-properties style:column-width="37.04mm"/>
    </style:style>
    <style:style style:name="Table152.A1" style:family="table-cell">
      <style:table-cell-properties fo:padding="0.97mm" fo:border="none"/>
    </style:style>
    <style:style style:name="Table152.B4" style:family="table-cell">
      <style:table-cell-properties fo:background-color="transparent" fo:padding="0.97mm" fo:border-left="none" fo:border-right="none" fo:border-top="none" fo:border-bottom="1pt solid #000000">
        <style:background-image/>
      </style:table-cell-properties>
    </style:style>
    <style:style style:name="Table161" style:family="table">
      <style:table-properties style:width="169.92mm" table:align="left"/>
    </style:style>
    <style:style style:name="Table161.A" style:family="table-column">
      <style:table-column-properties style:column-width="21.75mm"/>
    </style:style>
    <style:style style:name="Table161.B" style:family="table-column">
      <style:table-column-properties style:column-width="148.17mm"/>
    </style:style>
    <style:style style:name="Table161.A1" style:family="table-cell">
      <style:table-cell-properties fo:padding="0.97mm" fo:border="none"/>
    </style:style>
    <style:style style:name="Table151" style:family="table">
      <style:table-properties style:width="169.92mm" table:align="left"/>
    </style:style>
    <style:style style:name="Table151.A" style:family="table-column">
      <style:table-column-properties style:column-width="21.75mm"/>
    </style:style>
    <style:style style:name="Table151.B" style:family="table-column">
      <style:table-column-properties style:column-width="148.17mm"/>
    </style:style>
    <style:style style:name="Table151.A1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officeooo:rsid="0015ae33" officeooo:paragraph-rsid="0015ae33"/>
    </style:style>
    <style:style style:name="P4" style:family="paragraph" style:parent-style-name="Standard">
      <style:text-properties fo:language="en" fo:country="US" officeooo:paragraph-rsid="001bf0b0"/>
    </style:style>
    <style:style style:name="P5" style:family="paragraph" style:parent-style-name="Standard">
      <style:text-properties fo:language="en" fo:country="US" officeooo:rsid="001d3e8a" officeooo:paragraph-rsid="001d3e8a"/>
    </style:style>
    <style:style style:name="P6" style:family="paragraph" style:parent-style-name="Standard">
      <style:text-properties fo:language="en" fo:country="US" officeooo:paragraph-rsid="001f360b"/>
    </style:style>
    <style:style style:name="P7" style:family="paragraph" style:parent-style-name="Standard">
      <style:text-properties fo:language="en" fo:country="US" officeooo:rsid="00291015" officeooo:paragraph-rsid="003492e4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rsid="001779f5" officeooo:paragraph-rsid="001779f5"/>
    </style:style>
    <style:style style:name="P10" style:family="paragraph" style:parent-style-name="Default_5f_ntt">
      <style:text-properties fo:language="en" fo:country="US"/>
    </style:style>
    <style:style style:name="P11" style:family="paragraph" style:parent-style-name="Default_5f_ntt">
      <style:text-properties fo:language="en" fo:country="US" officeooo:paragraph-rsid="001bf0b0"/>
    </style:style>
    <style:style style:name="P12" style:family="paragraph" style:parent-style-name="cmd_5f_root">
      <style:text-properties officeooo:paragraph-rsid="001bf0b0"/>
    </style:style>
    <style:style style:name="P13" style:family="paragraph" style:parent-style-name="scpi2">
      <style:paragraph-properties fo:margin-left="0mm" fo:margin-right="0mm" fo:text-indent="0mm" style:auto-text-indent="false"/>
      <style:text-properties fo:language="en" fo:country="US" officeooo:rsid="001b01b8" officeooo:paragraph-rsid="001b01b8"/>
    </style:style>
    <style:style style:name="P14" style:family="paragraph" style:parent-style-name="scpi2">
      <style:paragraph-properties fo:margin-left="0mm" fo:margin-right="0mm" fo:text-indent="0mm" style:auto-text-indent="false"/>
      <style:text-properties fo:language="en" fo:country="US" officeooo:rsid="001f360b" officeooo:paragraph-rsid="001f360b"/>
    </style:style>
    <style:style style:name="P15" style:family="paragraph" style:parent-style-name="scpi2">
      <style:paragraph-properties fo:margin-left="0mm" fo:margin-right="0mm" fo:text-indent="0mm" style:auto-text-indent="false"/>
      <style:text-properties fo:language="en" fo:country="US" officeooo:rsid="0034e5cd" officeooo:paragraph-rsid="0034e5cd"/>
    </style:style>
    <style:style style:name="P16" style:family="paragraph" style:parent-style-name="cmd_5f_code">
      <style:text-properties officeooo:paragraph-rsid="001bf0b0"/>
    </style:style>
    <style:style style:name="P17" style:family="paragraph" style:parent-style-name="cmd_5f_code_20_Start">
      <style:text-properties style:font-name="Courier New" fo:font-size="10.5pt" officeooo:rsid="001d3e8a" officeooo:paragraph-rsid="001d3e8a"/>
    </style:style>
    <style:style style:name="P18" style:family="paragraph" style:parent-style-name="cmd_5f_code_20_Start">
      <style:text-properties officeooo:paragraph-rsid="002d3b38"/>
    </style:style>
    <style:style style:name="P19" style:family="paragraph" style:parent-style-name="Heading_20_3">
      <style:text-properties officeooo:paragraph-rsid="001bf0b0"/>
    </style:style>
    <style:style style:name="P20" style:family="paragraph" style:parent-style-name="Heading_20_2" style:master-page-name="First_20_Page">
      <style:paragraph-properties style:page-number="auto"/>
    </style:style>
    <style:style style:name="T1" style:family="text">
      <style:text-properties officeooo:rsid="0015ae3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f33c" fo:background-color="transparent" loext:char-shading-value="0"/>
    </style:style>
    <style:style style:name="T4" style:family="text">
      <style:text-properties style:font-name="Courier New" fo:font-size="10.5pt"/>
    </style:style>
    <style:style style:name="T5" style:family="text">
      <style:text-properties fo:font-size="10.5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4a95"/>
    </style:style>
    <style:style style:name="T9" style:family="text">
      <style:text-properties officeooo:rsid="0015c45d"/>
    </style:style>
    <style:style style:name="T10" style:family="text">
      <style:text-properties officeooo:rsid="001bf0b0"/>
    </style:style>
    <style:style style:name="T11" style:family="text">
      <style:text-properties officeooo:rsid="001d3e8a"/>
    </style:style>
    <style:style style:name="T12" style:family="text">
      <style:text-properties officeooo:rsid="00229fb6"/>
    </style:style>
    <style:style style:name="T13" style:family="text">
      <style:text-properties officeooo:rsid="002c11b0"/>
    </style:style>
    <style:style style:name="T14" style:family="text">
      <style:text-properties officeooo:rsid="002baad6"/>
    </style:style>
    <style:style style:name="T15" style:family="text">
      <style:text-properties officeooo:rsid="003492e4"/>
    </style:style>
    <style:style style:name="T16" style:family="text">
      <style:text-properties officeooo:rsid="0036c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390552474460439834" text:style-name="Outline">
        <text:list-item>
          <text:list>
            <text:list-item>
              <text:h text:style-name="P20" text:outline-level="2">DIAGnostic</text:h>
            </text:list-item>
          </text:list>
        </text:list-item>
      </text:list>
      <text:p text:style-name="Standard">The purpose of the DIAGnostic subsystem is to provide a tree node for all of the PSU service and diagnostic routines used in routine maintenance and repair.</text:p>
      <text:p text:style-name="Standard"/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table_5f_header">SCPI command</text:p>
          </table:table-cell>
          <table:table-cell table:style-name="Table129.A1" office:value-type="string">
            <text:p text:style-name="table_5f_header">Description</text:p>
          </table:table-cell>
        </table:table-row>
        <table:table-row>
          <table:table-cell table:style-name="Table129.A2" office:value-type="string">
            <text:p text:style-name="scpi0">DIAGnostic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8">FAN?</text:span></text:a></text:p>
          </table:table-cell>
          <table:table-cell table:style-name="Table129.A2" office:value-type="string">
            <text:p text:style-name="P9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3">Returns the information about <text:span text:style-name="T9">all </text:span>protection<text:span text:style-name="T9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</table:table>
      <text:p text:style-name="Standard"/>
      <text:list xml:id="list1124175608877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adc"/>DIAGnostic[:INFOrmation]:ADC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yntax</text:p>
          </table:table-cell>
          <table:table-cell table:style-name="Table1.A1" table:number-columns-spanned="4" office:value-type="string">
            <text:p text:style-name="cmd_5f_root">DIAGnostic[:INFOrmation]:ADC? [&lt;channel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Description</text:p>
          </table:table-cell>
          <table:table-cell table:style-name="Table1.A1" table:number-columns-spanned="4" office:value-type="string">
            <text:p text:style-name="P1">This query returns the latest values acquired by ADC (Analog-to-Digital Converter) of the currently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Return</text:p>
          </table:table-cell>
          <table:table-cell table:style-name="Table1.A1" table:number-columns-spanned="4" office:value-type="string">
            <text:p text:style-name="P1">Return a list of <text:span text:style-name="T2">quoted</text:span> strings. The U_SET and I_SET are values measure on DAC outputs, and U_MON and I_SET on the channel output binding posts. 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arameters</text:p>
          </table:table-cell>
          <table:table-cell table:style-name="Table1.B4" office:value-type="string">
            <text:p text:style-name="P2">Name</text:p>
          </table:table-cell>
          <table:table-cell table:style-name="Table1.B4" office:value-type="string">
            <text:p text:style-name="P2">Type</text:p>
          </table:table-cell>
          <table:table-cell table:style-name="Table1.B4" office:value-type="string">
            <text:p text:style-name="P2">Range</text:p>
          </table:table-cell>
          <table:table-cell table:style-name="Table1.B4" office:value-type="string">
            <text:p text:style-name="P2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8">Discrete</text:p>
          </table:table-cell>
          <table:table-cell table:style-name="Table1.A1" office:value-type="string">
            <text:p text:style-name="P8">CH1|CH2</text:p>
          </table:table-cell>
          <table:table-cell table:style-name="Table1.A1" office:value-type="string">
            <text:p text:style-name="P8">n/a</text:p>
          </table:table-cell>
        </table:table-row>
        <table:table-row>
          <table:table-cell table:style-name="Table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.A1" table:number-columns-spanned="4" office:value-type="string">
            <text:p text:style-name="cmd_5f_code">DIAG:ADC? CH2</text:p>
            <text:p text:style-name="cmd_5f_code_20_Start"><text:span text:style-name="T4">"</text:span>U_SET=10.1202<text:span text:style-name="T4">"</text:span>, <text:span text:style-name="T4">"</text:span>U_MON=10.12<text:span text:style-name="T4">"</text:span>, <text:span text:style-name="T4">"</text:span>I_SET=3.00<text:span text:style-name="T4">"</text:span>, <text:span text:style-name="T4">"</text:span>I_MON=1.23<text:span text:style-name="T4">"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Related Commands</text:p>
          </table:table-cell>
          <table:table-cell table:style-name="Table1.A1" table:number-columns-spanned="4" office:value-type="string">
            <text:p text:style-name="P13">MEASure[:SCALar]:CURRent[:DC]</text:p>
            <text:p text:style-name="P13">MEASure[:SCALar][:VOLTage][:DC]</text:p>
            <text:p text:style-name="P13">[SOURce[&lt;n&gt;]]:CURRent[:LEVel][:IMMediate][:AMPLitude]</text:p>
            <text:p text:style-name="P13">[SOURce[&lt;n&gt;]]:VOLTage[:LEVel][:IMMediate][:AMPLitude] </text:p>
          </table:table-cell>
          <table:covered-table-cell/>
          <table:covered-table-cell/>
          <table:covered-table-cell/>
        </table:table-row>
      </table:table>
      <text:list xml:id="list112417814253842" text:continue-numbering="true" text:style-name="Outline">
        <text:list-item>
          <text:list>
            <text:list-item>
              <text:list>
                <text:list-item>
                  <text:h text:style-name="P19" text:outline-level="3"><text:bookmark text:name="diag_fan"/>DIAGnostic[:INFOrmation]:<text:span text:style-name="T10">FAN?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yntax</text:p>
          </table:table-cell>
          <table:table-cell table:style-name="Table2.A1" office:value-type="string">
            <text:p text:style-name="P12">DIAGnostic[:INFOrmation]:<text:span text:style-name="T11">FAN?</text:span></text:p>
          </table:table-cell>
        </table:table-row>
        <table:table-row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5">Use this query to obtain information about cooling fan state.</text:p>
          </table:table-cell>
        </table:table-row>
        <table:table-row>
          <table:table-cell table:style-name="Table2.A1" office:value-type="string">
            <text:p text:style-name="P4">Return</text:p>
          </table:table-cell>
          <table:table-cell table:style-name="Table2.A1" office:value-type="string">
            <text:p text:style-name="P6">Return<text:span text:style-name="T11">s -1 if cooling fan is not installed (see SYSTem:CPU:[INFOrmation]?), 0 if fan is stalled (fault condition) or measured fan speed in </text:span><text:span text:style-name="T3">rpm</text:span><text:span text:style-name="T11">.</text:span></text:p>
            <text:p text:style-name="P7"/>
            <text:p text:style-name="P7"><text:span text:style-name="T15">Cooling fan is </text:span>periodically tested <text:span text:style-name="T15">while it’s working (that depends of measured channel’s temperature sensor value). When</text:span> <text:span text:style-name="T15">it does not </text:span>passed <text:span text:style-name="T16">the test, </text:span>programmed output current is automatically limited to value defined with <text:span text:style-name="backtick">ERR_MAX_CURRENT</text:span> constant (<text:span text:style-name="backtick">conf_advanced.h</text:span>). <text:span text:style-name="T14">If l</text:span>oad <text:span text:style-name="T14">that </text:span>draw<text:span text:style-name="T14">s</text:span> more current then <text:span text:style-name="backtick">ERR_MAX_CURRENT</text:span> value <text:span text:style-name="T14">o</text:span>utput current will be set to zero.</text:p>
          </table:table-cell>
        </table:table-row>
        <table:table-row>
          <table:table-cell table:style-name="Table2.A1" office:value-type="string">
            <text:p text:style-name="P11"><text:span text:style-name="T6">Usage</text:span><text:span text:style-name="T7"> </text:span><text:span text:style-name="T6">example</text:span></text:p>
          </table:table-cell>
          <table:table-cell table:style-name="Table2.A1" office:value-type="string">
            <text:p text:style-name="P16">DIAG:<text:span text:style-name="T10">FAN</text:span>?</text:p>
            <text:p text:style-name="P17">1205.00</text:p>
          </table:table-cell>
        </table:table-row>
        <table:table-row>
          <table:table-cell table:style-name="Table2.A1" office:value-type="string">
            <text:p text:style-name="P11">Related Commands</text:p>
          </table:table-cell>
          <table:table-cell table:style-name="Table2.A1" office:value-type="string">
            <text:p text:style-name="P15">MEASure[:SCALar]:TEMPerature[:THERmistor][:DC]</text:p>
            <text:p text:style-name="P14">SYSTem:CPU:[INFOrmation]</text:p>
          </table:table-cell>
        </table:table-row>
      </table:table>
      <text:list xml:id="list112418048194355" text:continue-numbering="true" text:style-name="Outline">
        <text:list-item>
          <text:list>
            <text:list-item>
              <text:list>
                <text:list-item>
                  <text:h text:style-name="P19" text:outline-level="3"><text:bookmark text:name="diag_cal"/>DIAGnostic[:INFOrmation]:CALibration?</text:h>
                </text:list-item>
              </text:list>
            </text:list-item>
          </text:list>
        </text:list-item>
      </text:list>
      <table:table table:name="Table152" table:style-name="Table152">
        <table:table-column table:style-name="Table152.A"/>
        <table:table-column table:style-name="Table152.B" table:number-columns-repeated="4"/>
        <table:table-row>
          <table:table-cell table:style-name="Table152.A1" office:value-type="string">
            <text:p text:style-name="P1">Syntax</text:p>
          </table:table-cell>
          <table:table-cell table:style-name="Table152.A1" table:number-columns-spanned="4" office:value-type="string">
            <text:p text:style-name="cmd_5f_root">DIAGnostic[:INFOrmation]:CALibration? [&lt;channel&gt;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52.A1" office:value-type="string">
            <text:p text:style-name="P1">Description</text:p>
          </table:table-cell>
          <table:table-cell table:style-name="Table152.A1" table:number-columns-spanned="4" office:value-type="string">
            <text:p text:style-name="P1">This query returns a list of calibration parameters for the currently selected channel. If the selected channel is in the calibration mode (CALibration[:MODE] ON) then all calibration information collected to the current calibration step will be returned. Otherwise the calibration data stored in non-volatile memory will be returned.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1">Return</text:p>
          </table:table-cell>
          <table:table-cell table:style-name="Table152.A1" table:number-columns-spanned="4" office:value-type="string">
            <text:p text:style-name="P1">The information will be returned as a list of <text:span text:style-name="T2">quoted</text:span> strings.</text:p>
          </table:table-cell>
          <table:covered-table-cell/>
          <table:covered-table-cell/>
          <table:covered-table-cell/>
        </table:table-row>
        <table:table-row>
          <table:table-cell table:style-name="Table152.A1" table:number-rows-spanned="2" office:value-type="string">
            <text:p text:style-name="P1">Parameters</text:p>
          </table:table-cell>
          <table:table-cell table:style-name="Table152.B4" office:value-type="string">
            <text:p text:style-name="P2">Name</text:p>
          </table:table-cell>
          <table:table-cell table:style-name="Table152.B4" office:value-type="string">
            <text:p text:style-name="P2">Type</text:p>
          </table:table-cell>
          <table:table-cell table:style-name="Table152.B4" office:value-type="string">
            <text:p text:style-name="P2">Range</text:p>
          </table:table-cell>
          <table:table-cell table:style-name="Table152.B4" office:value-type="string">
            <text:p text:style-name="P2">Default</text:p>
          </table:table-cell>
        </table:table-row>
        <table:table-row>
          <table:covered-table-cell/>
          <table:table-cell table:style-name="Table152.A1" office:value-type="string">
            <text:p text:style-name="Standard">&lt;channel&gt;</text:p>
          </table:table-cell>
          <table:table-cell table:style-name="Table152.A1" office:value-type="string">
            <text:p text:style-name="P8">Discrete</text:p>
          </table:table-cell>
          <table:table-cell table:style-name="Table152.A1" office:value-type="string">
            <text:p text:style-name="P8">CH1|CH2</text:p>
          </table:table-cell>
          <table:table-cell table:style-name="Table152.A1" office:value-type="string">
            <text:p text:style-name="P8">n/a</text:p>
          </table:table-cell>
        </table:table-row>
        <table:table-row>
          <table:table-cell table:style-name="Table152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52.A1" table:number-columns-spanned="4" office:value-type="string">
            <text:p text:style-name="Standard">Calibration parameters for an 40 V/5 A PSU model when the channel 1 is not in the calibration mode:</text:p>
            <text:p text:style-name="cmd_5f_code_20_Start">DIAG:INFO:CAL? CH1</text:p>
            <text:p text:style-name="cmd_5f_code_5f_single"><text:span text:style-name="T4">"</text:span>remark=20151013 New calibration test<text:span text:style-name="T4">"</text:span>, <text:span text:style-name="T4">"</text:span>u_cal_params_exists=1<text:span text:style-name="T4">"</text:span>, <text:span text:style-name="T4">"</text:span>u_min_level=0.1V<text:span text:style-name="T4">"</text:span>, <text:span text:style-name="T4">"</text:span>u_min_data=0.032V<text:span text:style-name="T4">"</text:span>, <text:span text:style-name="T4">"</text:span>u_min_adc=0.06V<text:span text:style-name="T4">"</text:span>, <text:span text:style-name="T4">"</text:span>u_mid_level=19.05V<text:span text:style-name="T4">"</text:span>, <text:span text:style-name="T4">"</text:span>u_mid_data=18.99V<text:span text:style-name="T4">"</text:span>, <text:span text:style-name="T4">"</text:span>u_mid_adc=19.007V<text:span text:style-name="T4">"</text:span>, <text:span text:style-name="T4">"</text:span>u_max_level=38.0V<text:span text:style-name="T4">"</text:span>, <text:span text:style-name="T4">"</text:span>u_max_data=37.9V<text:span text:style-name="T4">"</text:span>, <text:span text:style-name="T4">"</text:span>u_max_adc=37.955V<text:span text:style-name="T4">"</text:span>, <text:span text:style-name="T4">"</text:span>i_cal_params_exists=1<text:span text:style-name="T4">"</text:span>, <text:span text:style-name="T4">"</text:span>i_min_level=0.01A<text:span text:style-name="T4">"</text:span>, <text:span text:style-name="T4">"</text:span>i_min_data=0.005A<text:span text:style-name="T4">"</text:span>, <text:span text:style-name="T4">"</text:span>i_min_adc=0.019A<text:span text:style-name="T4">"</text:span>, <text:span text:style-name="T4">"</text:span>i_mid_level=2.455A<text:span text:style-name="T4">"</text:span>, <text:span text:style-name="T4">"</text:span>i_mid_data=2.45A<text:span text:style-name="T4">"</text:span>; <text:span text:style-name="T4">"</text:span>i_mid_adc=2.464A<text:span text:style-name="T4">"</text:span>, <text:span text:style-name="T4">"</text:span>i_max_level=4.9A<text:span text:style-name="T4">"</text:span>, <text:span text:style-name="T4">"</text:span>i_max_data=4.82A<text:span text:style-name="T4">"</text:span>, <text:span text:style-name="T4">"</text:span>i_max_adc=4.842A<text:span text:style-name="T4">"</text:span></text:p>
            <text:p text:style-name="Standard">The query results when a channel is just entered the calibration mode:</text:p>
            <text:p text:style-name="cmd_5f_code_20_Start">DIAG:INFO:CAL?</text:p>
            <text:p text:style-name="cmd_5f_code_20_Start"><text:span text:style-name="T4">"</text:span>u_level=none<text:span text:style-name="T4">"</text:span>, <text:span text:style-name="T4">"</text:span>i_level=none<text:span text:style-name="T4">"</text:span></text:p>
            <text:p text:style-name="Standard">The query results when a channel is at the step MIDdle of the voltage calibration:</text:p>
            <text:p text:style-name="cmd_5f_code_20_Start">DIAG:INFO:CAL?</text:p>
            <text:p text:style-name="cmd_5f_code_20_Start"><text:span text:style-name="T4">"</text:span>u_min=0.11V<text:span text:style-name="T4">"</text:span>, <text:span text:style-name="T4">"</text:span>u_level=mid<text:span text:style-name="T4">"</text:span>, <text:span text:style-name="T4">"</text:span>u_level_value=24.05V<text:span text:style-name="T4">"</text:span>, <text:span text:style-name="T4">"</text:span>u_adc=24.14V<text:span text:style-name="T4">"</text:span>, <text:span text:style-name="T4">"</text:span>i_level=none<text:span text:style-name="T4">"</text:span>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10">Related Commands</text:p>
          </table:table-cell>
          <table:table-cell table:style-name="Table152.A1" table:number-columns-spanned="4" office:value-type="string">
            <text:p text:style-name="P1">CALibration:REMark</text:p>
            <text:p text:style-name="P1">CALibration:SAVE</text:p>
          </table:table-cell>
          <table:covered-table-cell/>
          <table:covered-table-cell/>
          <table:covered-table-cell/>
        </table:table-row>
      </table:table>
      <text:list xml:id="list1124192586049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prot"/>DIAGnostic[:INFOrmation]:PROTection?</text:h>
                </text:list-item>
              </text:list>
            </text:list-item>
          </text:list>
        </text:list-item>
      </text:list>
      <table:table table:name="Table161" table:style-name="Table161">
        <table:table-column table:style-name="Table161.A"/>
        <table:table-column table:style-name="Table161.B"/>
        <table:table-row>
          <table:table-cell table:style-name="Table161.A1" office:value-type="string">
            <text:p text:style-name="P1">Syntax</text:p>
          </table:table-cell>
          <table:table-cell table:style-name="Table161.A1" office:value-type="string">
            <text:p text:style-name="cmd_5f_root">DIAGnostic[:INFOrmation]:PROTection?</text:p>
          </table:table-cell>
        </table:table-row>
        <table:table-row>
          <table:table-cell table:style-name="Table161.A1" office:value-type="string">
            <text:p text:style-name="P1">Description</text:p>
          </table:table-cell>
          <table:table-cell table:style-name="Table161.A1" office:value-type="string">
            <text:p text:style-name="P1">This query returns information about all supported <text:span text:style-name="T1">output </text:span>protection <text:span text:style-name="T1">mechanisms</text:span>.</text:p>
          </table:table-cell>
        </table:table-row>
        <table:table-row>
          <table:table-cell table:style-name="Table161.A1" office:value-type="string">
            <text:p text:style-name="P1">Return</text:p>
          </table:table-cell>
          <table:table-cell table:style-name="Table161.A1" office:value-type="string">
            <text:p text:style-name="P1">The information will be returned as a list of <text:span text:style-name="T2">quoted</text:span> strings.</text:p>
          </table:table-cell>
        </table:table-row>
        <table:table-row>
          <table:table-cell table:style-name="Table16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61.A1" office:value-type="string">
            <text:p text:style-name="cmd_5f_code_20_End">DIAG:PROT?</text:p>
            <text:p text:style-name="cmd_5f_code">"CH1 u_tripped=0","CH1 u_state=0","CH1 u_delay=0.10 s","CH1 i_tripped=0","CH1 i_state=0","CH1 i_delay=0.10 s","CH1 p_tripped=0","CH1 p_state=1","CH1 p_delay=5.00 s","CH1 p_level=50.00 W","CH2 u_tripped=0","CH2 u_state=0","CH2 u_delay=0.10 s","CH2 i_tripped=0","CH2 i_state=0","CH2 i_delay=0.10 s","CH2 p_tripped=0","CH2 p_state=0","CH2 p_delay=5.00 s","CH2 p_level=50.00 W","tmain_tripped=0","tmain_state=1","tmain_delay=10.00 s","tmain_level=60.00 oC"</text:p>
          </table:table-cell>
        </table:table-row>
        <table:table-row>
          <table:table-cell table:style-name="Table161.A1" office:value-type="string">
            <text:p text:style-name="P10">Related Commands</text:p>
          </table:table-cell>
          <table:table-cell table:style-name="Table161.A1" office:value-type="string">
            <text:p text:style-name="P1">[SOURce[&lt;n&gt;]<text:span text:style-name="T5">]:</text:span>CURRent:PROTection:DELay[:TIME]</text:p>
            <text:p text:style-name="P1">[SOURce[&lt;n&gt;]<text:span text:style-name="T5">]:</text:span>CURRent:PROTection:STATe</text:p>
            <text:p text:style-name="P1">[SOURce[&lt;n&gt;]<text:span text:style-name="T5">]:</text:span>CURRent:PROTection:TRIPped?</text:p>
            <text:p text:style-name="P1">[SOURce[&lt;n&gt;]<text:span text:style-name="T5">]:</text:span>POWer:PROTection</text:p>
            <text:p text:style-name="P1">[SOURce[&lt;n&gt;]<text:span text:style-name="T5">]:</text:span>POWer:PROTection:DELay[:TIME]</text:p>
            <text:p text:style-name="P1">[SOURce[&lt;n&gt;]<text:span text:style-name="T5">]:</text:span>POWer:PROTection:STATe</text:p>
            <text:p text:style-name="P1">[SOURce[&lt;n&gt;]<text:span text:style-name="T5">]:</text:span>POWer:PROTection:TRIPped?</text:p>
            <text:p text:style-name="P1">[SOURce[&lt;n&gt;]<text:span text:style-name="T5">]:</text:span>VOLTage:PROTection:DELay[:TIME]</text:p>
            <text:p text:style-name="P1">[SOURce[&lt;n&gt;]<text:span text:style-name="T5">]:</text:span>VOLTage:PROTection:STATe</text:p>
            <text:p text:style-name="P1">[SOURce[&lt;n&gt;]<text:span text:style-name="T5">]:</text:span>VOLTage:PROTection:TRIPped?</text:p>
            <text:p text:style-name="P1"><text:soft-page-break/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</table:table-row>
      </table:table>
      <text:list xml:id="list1124176697524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test"/>DIAGnostic[:INFOrmation]:TEST?</text:h>
                </text:list-item>
              </text:list>
            </text:list-item>
          </text:list>
        </text:list-item>
      </text:list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P1">Syntax</text:p>
          </table:table-cell>
          <table:table-cell table:style-name="Table151.A1" office:value-type="string">
            <text:p text:style-name="cmd_5f_root">DIAGnostic[:INFOrmation]:TEST?</text:p>
          </table:table-cell>
        </table:table-row>
        <table:table-row>
          <table:table-cell table:style-name="Table151.A1" office:value-type="string">
            <text:p text:style-name="P1">Description</text:p>
          </table:table-cell>
          <table:table-cell table:style-name="Table151.A1" office:value-type="string">
            <text:p text:style-name="P1">This query returns results of the most recent self-test (see <text:a xlink:type="simple" xlink:href="http://www.envox.hr/eez/bench-power-supply/psu-scpi-reference-manual/psu-scpi-common-command-reference.html#tst" text:style-name="Internet_20_link" text:visited-style-name="Visited_20_Internet_20_Link">*TST?</text:a> command).</text:p>
          </table:table-cell>
        </table:table-row>
        <table:table-row>
          <table:table-cell table:style-name="Table151.A1" office:value-type="string">
            <text:p text:style-name="P1">Return</text:p>
          </table:table-cell>
          <table:table-cell table:style-name="Table151.A1" office:value-type="string">
            <text:p text:style-name="P1">The information will be returned in the following format: "&lt;return code, device name, installed, return message&gt;" where the return code could be one of the following values:</text:p>
            <text:list xml:id="list6782645883191719951" text:style-name="List_20_1">
              <text:list-item>
                <text:p text:style-name="List_20_1_20_Start">0 – failed</text:p>
              </text:list-item>
              <text:list-item>
                <text:p text:style-name="List_20_1">1 – passed</text:p>
              </text:list-item>
              <text:list-item>
                <text:p text:style-name="List_20_1_20_End">2 – skipped</text:p>
              </text:list-item>
            </text:list>
            <text:p text:style-name="P1">This information format will repeat with as many iterations as the number of devices found in configuration parameters of the PSU. While in the Stand-by mode this command will returns only test results for the Arduino shield devices.</text:p>
            <text:p text:style-name="P1"/>
            <text:p text:style-name="note">Return code for the BP option will always be 2 (skipped). </text:p>
          </table:table-cell>
        </table:table-row>
        <table:table-row>
          <table:table-cell table:style-name="Table15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51.A1" office:value-type="string">
            <text:p text:style-name="Standard">Return self-test results where DAC on the channel 2 failed to pass the test and due to that ADC testing has been skipped:</text:p>
            <text:p text:style-name="cmd_5f_code_20_Start">DIAG:TEST?</text:p>
            <text:p text:style-name="P18">"1, EEPROM, installed, passed", "1, Ethernet, installed, passed" "2, RTC, not installed, skipped", "2, BP option, installed, skipped", "<text:span text:style-name="T12">1, FAN, installed, passed</text:span>", "<text:span text:style-name="T12">1, MAIN temp, installed, passed</text:span>", "<text:span text:style-name="T13">2, AUX temp, not installed, skipped</text:span>", "<text:span text:style-name="T13">2, BATT temp, not installed, skipped</text:span>", "1, CH1 IOEXP, installed, passed", "1, CH1 DAC, installed, passed", "1, CH1 ADC, installed, passed", "<text:span text:style-name="T12">1, CH1 temp, installed, passed</text:span>", "1, CH2 IOEXP, installed, passed", "0, CH2 DAC, installed, failed", "1, CH2 ADC, installed, skipped", "<text:span text:style-name="T12">1, CH2 Temp, installed, passed</text:span>", </text:p>
            <text:p text:style-name="cmd_5f_code"/>
            <text:p text:style-name="Standard">Return self-test results while PSU is in the Stand-by mode:</text:p>
            <text:p text:style-name="cmd_5f_code_20_Start">DIAG:TEST?</text:p>
            <text:p text:style-name="P18">"1, EEPROM, installed, passed", "1, Ethernet, installed, passed" "1, RTC, installed, passed", "2, BP option, installed, skipped", "<text:span text:style-name="T12">1, FAN, installed, passed</text:span>", "<text:span text:style-name="T12">1, MAIN temp, installed, passed</text:span>", "<text:span text:style-name="T13">2, AUX temp, not installed, skipped</text:span>", "<text:span text:style-name="T13">2, BATT temp, not installed, skipped</text:span>"</text:p>
          </table:table-cell>
        </table:table-row>
        <table:table-row>
          <table:table-cell table:style-name="Table151.A1" office:value-type="string">
            <text:p text:style-name="P10">Related Commands</text:p>
          </table:table-cell>
          <table:table-cell table:style-name="Table151.A1" office:value-type="string">
            <text:p text:style-name="P1">*TST?</text:p>
            <text:p text:style-name="P1">SYSTem:POW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2. DIAGnostic</text:title></text:p>
      </style:header>
      <style:footer>
        <text:p text:style-name="Footer_20_left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2.DIAGnostic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5.2. DIAGnostic</dc:title>
    <meta:document-statistic meta:table-count="6" meta:image-count="0" meta:object-count="0" meta:page-count="3" meta:paragraph-count="135" meta:word-count="749" meta:character-count="6490" meta:non-whitespace-character-count="5878"/>
    <meta:user-defined meta:name="WebPublish_HTML_Profile">HTML</meta:user-defined>
    <meta:user-defined meta:name="WebPublish_Post_AdditionalCategories">9</meta:user-defined>
    <meta:user-defined meta:name="WebPublish_Post_Id">2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